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1">
      <style:text-properties style:text-underline-style="none" officeooo:paragraph-rsid="0021bebf"/>
    </style:style>
    <style:style style:name="T1" style:family="text">
      <style:text-properties officeooo:rsid="0016f7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7419464" text:style-name="L1">
        <text:list-header>
          <text:p text:style-name="P2"/>
        </text:list-header>
      </text:list>
      <text:p text:style-name="P1"/>
      <text:list xml:id="list163213011561685" text:continue-numbering="true" text:style-name="L1">
        <text:list-item>
          <text:p text:style-name="P2">select * from names where botanical_name = 'Piper umbellatum L.';</text:p>
          <text:p text:style-name="P2"/>
        </text:list-item>
        <text:list-item>
          <text:p text:style-name="P2">select * from names where botanical_name like 'Pipe%';</text:p>
          <text:p text:style-name="P2"/>
        </text:list-item>
        <text:list-item>
          <text:p text:style-name="P2">select * from names where habit_code = 'T' ;</text:p>
          <text:p text:style-name="P2"/>
        </text:list-item>
        <text:list-item>
          <text:p text:style-name="P2">select * from names where habit_code = 'T' limit 5 ;</text:p>
          <text:p text:style-name="P2"/>
        </text:list-item>
        <text:list-item>
          <text:p text:style-name="P2">select names.plant_id, botanical_name, "ethnobotanical_Uses" from names inner join uses on names.plant_id=uses.plant_no;</text:p>
          <text:p text:style-name="P2"/>
        </text:list-item>
        <text:list-item>
          <text:p text:style-name="P2">select plant_id,botanical_name,habitat from names inner join habitat on names.habit_code = habitat.habit_code;</text:p>
          <text:p text:style-name="P2"/>
        </text:list-item>
        <text:list-item>
          <text:p text:style-name="P2">select "botanical_name",habit_code from names order by "habit_code" ;</text:p>
        </text:list-item>
        <text:list-item>
          <text:p text:style-name="P3">select "botanical_name","plant_part" from names inner join uses on names.plant_id=uses.plant_id where (select used_part from <text:s/></text:p>
        </text:list-item>
        <text:list-item>
          <text:p text:style-name="P3">select plant_part from uses inner join plant_part on uses.used_part=plant_part.part_id;</text:p>
        </text:list-item>
        <text:list-item>
          <text:p text:style-name="P3">select plant_no,plant_part from uses inner join plant_part on uses.used_part=plant_part.part_id order by plant_no;</text:p>
        </text:list-item>
        <text:list-item>
          <text:p text:style-name="P3">select plant_id,botanical_name from names where family_id = (select family_id from family where family='Rutaceae');</text:p>
        </text:list-item>
        <text:list-item>
          <text:p text:style-name="P3">select count(plant_id),habitat from names inner join habitat on names.habit_code=habitat.habit_code group by habitat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11:10.838380388</meta:creation-date>
    <dc:date>2021-10-29T16:32:11.176188106</dc:date>
    <meta:editing-duration>PT9M8S</meta:editing-duration>
    <meta:editing-cycles>1</meta:editing-cycles>
    <meta:document-statistic meta:table-count="0" meta:image-count="0" meta:object-count="0" meta:page-count="1" meta:paragraph-count="12" meta:word-count="139" meta:character-count="1100" meta:non-whitespace-character-count="983"/>
    <meta:generator>LibreOffice/6.4.7.2$Linux_X86_64 LibreOffice_project/40$Build-2</meta:generator>
  </office:meta>
</office:document-meta>
</file>